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20000001000092DD0000700929EC5755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arrow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xml:id="id1" draw:id="id1" draw:layer="layout" svg:width="24.838cm" svg:height="20.999cm" svg:x="1.756cm" svg:y="0.001cm">
          <draw:image xlink:href="Pictures/20000001000092DD0000700929EC5755.svg" xlink:type="simple" xlink:show="embed" xlink:actuate="onLoad">
            <text:p/>
          </draw:image>
        </draw:frame>
        <draw:connector draw:style-name="gr2" draw:text-style-name="P1" draw:layer="layout" draw:type="curve" svg:x1="26.594cm" svg:y1="10.5cm" svg:x2="26.594cm" svg:y2="10.5cm" draw:start-shape="id1" draw:end-shape="id1" svg:d="m26594 10500">
          <text:p/>
        </draw:connector>
        <draw:line draw:style-name="gr3" draw:text-style-name="P1" draw:layer="layout" svg:x1="22.689cm" svg:y1="11.661cm" svg:x2="17.959cm" svg:y2="12.176cm">
          <text:p/>
        </draw:line>
        <draw:line draw:style-name="gr3" draw:text-style-name="P1" draw:layer="layout" svg:x1="15.313cm" svg:y1="7.587cm" svg:x2="14.775cm" svg:y2="3.42cm">
          <text:p/>
        </draw:line>
        <draw:line draw:style-name="gr3" draw:text-style-name="P1" draw:layer="layout" svg:x1="9.483cm" svg:y1="0.867cm" svg:x2="4.752cm" svg:y2="1.478cm">
          <text:p/>
        </draw:line>
        <draw:line draw:style-name="gr3" draw:text-style-name="P1" draw:layer="layout" svg:x1="10.468cm" svg:y1="11.474cm" svg:x2="15.056cm" svg:y2="15.056cm">
          <text:p/>
        </draw:line>
        <draw:line draw:style-name="gr3" draw:text-style-name="P1" draw:layer="layout" svg:x1="26.622cm" svg:y1="18.966cm" svg:x2="25.943cm" svg:y2="14.002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_20_2" svg:stroke-width="0.2cm" draw:marker-start-width="0.8cm" draw:marker-end="Arrow" draw:marker-end-width="0.8cm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2T12:09:54</meta:creation-date>
    <meta:editing-duration>PT2H11M26S</meta:editing-duration>
    <meta:editing-cycles>4</meta:editing-cycles>
    <dc:date>2013-01-22T14:26:24</dc:date>
    <meta:generator>LibreOffice/3.5$Linux_X86_64 LibreOffice_project/350m1$Build-403</meta:generator>
    <meta:document-statistic meta:object-count="30"/>
  </office:meta>
</office:document-meta>
</file>